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" svg:font-family="A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paragraph-rsid="00197404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97404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5a67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9521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bda2a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97404" officeooo:paragraph-rsid="00197404" fo:background-color="transparent" style:font-name-asian="Arial3" style:font-size-asian="11pt" style:font-name-complex="Arial3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rsid="001a5a67" officeooo:paragraph-rsid="001a5a67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paragraph-rsid="00197404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a9521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normal" officeooo:rsid="001a5a67" officeooo:paragraph-rsid="001a5a67" style:font-style-asian="normal" style:font-style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a5a67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officeooo:paragraph-rsid="001a5a67" style:font-style-asian="normal" style:font-style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a9521" officeooo:paragraph-rsid="001a9521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bda2a" officeooo:paragraph-rsid="001bda2a"/>
    </style:style>
    <style:style style:name="T1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2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3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 style:font-style-complex="italic"/>
    </style:style>
    <style:style style:name="T4" style:family="text">
      <style:text-properties style:use-window-font-color="true" loext:opacity="0%" style:font-name="Arial" fo:font-size="11pt" fo:letter-spacing="normal" fo:font-style="italic" officeooo:rsid="001a5a67" fo:background-color="transparent" loext:char-shading-value="0" style:font-name-asian="Arial3" style:font-size-asian="11pt" style:font-style-asian="italic" style:font-name-complex="Arial3" style:font-style-complex="italic"/>
    </style:style>
    <style:style style:name="T5" style:family="text">
      <style:text-properties style:use-window-font-color="true" loext:opacity="0%" style:font-name="Arial" fo:font-size="11pt" fo:letter-spacing="normal" fo:font-style="italic" officeooo:rsid="001bda2a" fo:background-color="transparent" loext:char-shading-value="0" style:font-name-asian="Arial3" style:font-size-asian="11pt" style:font-style-asian="italic" style:font-name-complex="Arial3" style:font-style-complex="italic"/>
    </style:style>
    <style:style style:name="T6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7" style:family="text">
      <style:text-properties style:use-window-font-color="true" loext:opacity="0%" style:font-name="Arial" fo:font-size="11pt" fo:letter-spacing="normal" officeooo:rsid="001a5a67" fo:background-color="transparent" loext:char-shading-value="0" style:font-name-asian="Arial3" style:font-size-asian="11pt" style:font-name-complex="Arial3"/>
    </style:style>
    <style:style style:name="T8" style:family="text">
      <style:text-properties style:use-window-font-color="true" loext:opacity="0%" style:font-name="Arial" fo:font-size="11pt" fo:letter-spacing="normal" officeooo:rsid="001a9521" fo:background-color="transparent" loext:char-shading-value="0" style:font-name-asian="Arial3" style:font-size-asian="11pt" style:font-name-complex="Arial3"/>
    </style:style>
    <style:style style:name="T9" style:family="text">
      <style:text-properties style:use-window-font-color="true" loext:opacity="0%" style:font-name="Arial" fo:font-size="11pt" fo:letter-spacing="normal" officeooo:rsid="001bda2a" fo:background-color="transparent" loext:char-shading-value="0" style:font-name-asian="Arial3" style:font-size-asian="11pt" style:font-name-complex="Arial3"/>
    </style:style>
    <style:style style:name="T10" style:family="text">
      <style:text-properties style:use-window-font-color="true" loext:opacity="0%" style:font-name="Arial" fo:font-size="11pt" fo:letter-spacing="normal" fo:font-style="normal" fo:background-color="transparent" loext:char-shading-value="0" style:font-name-asian="Arial3" style:font-size-asian="11pt" style:font-style-asian="normal" style:font-name-complex="Arial3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officeooo:rsid="001a9521" style:font-style-asian="normal" style:font-weight-asian="normal" style:font-style-complex="normal" style:font-weight-complex="normal"/>
    </style:style>
    <style:style style:name="T14" style:family="text">
      <style:text-properties style:font-name="Arial2"/>
    </style:style>
    <style:style style:name="T15" style:family="text">
      <style:text-properties officeooo:rsid="001a9521"/>
    </style:style>
    <style:style style:name="T16" style:family="text">
      <style:text-properties fo:font-weight="normal" officeooo:rsid="001a952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6"><text:span text:style-name="T1">Fire spells:</text:span><text:span text:style-name="T1"/></text:p>
      <text:p text:style-name="P4" loext:marker-style-name="T6"><text:span text:style-name="T6">Fireball (</text:span><text:span text:style-name="T2">Arcane</text:span><text:span text:style-name="T6">):</text:span></text:p>
      <text:p text:style-name="P4" loext:marker-style-name="T6"><text:span text:style-name="T6">Lvl1: Deals X fire damage</text:span><text:span text:style-name="T6"/></text:p>
      <text:p text:style-name="P4" loext:marker-style-name="T6"><text:span text:style-name="T6">Lvl2: Deals X fire damage</text:span><text:span text:style-name="T6"/></text:p>
      <text:p text:style-name="P4" loext:marker-style-name="T6"><text:span text:style-name="T6">Lvl3: Deals X fire damage, 30% chance to deal 10% of damage to all other body parts</text:span><text:span text:style-name="T6"/></text:p>
      <text:p text:style-name="P4" loext:marker-style-name="T6"><text:span text:style-name="T6">Lvl4: Deals X fire damage, 40% chance to deal 10% of damage to all other body parts</text:span><text:span text:style-name="T6"/></text:p>
      <text:p text:style-name="P4" loext:marker-style-name="T6"><text:span text:style-name="T6">Lvl5: Deals X fire damage, 50% chance to deal 10% of damage to all other body parts</text:span><text:span text:style-name="T6"/></text:p>
      <text:p text:style-name="P9" loext:marker-style-name="T6"/>
      <text:p text:style-name="P4" loext:marker-style-name="T6"><text:span text:style-name="T6">Fissure (</text:span><text:span text:style-name="T2">Nature):</text:span></text:p>
      <text:p text:style-name="P4" loext:marker-style-name="T6"><text:span text:style-name="T6">Lvl1: Deal X fire damage to all body parts</text:span><text:span text:style-name="T6"/></text:p>
      <text:p text:style-name="P4" loext:marker-style-name="T6"><text:span text:style-name="T6">Lvl2: Deal X fire damage to all body parts</text:span><text:span text:style-name="T6"/></text:p>
      <text:p text:style-name="P4" loext:marker-style-name="T6"><text:span text:style-name="T6">Lvl3: Deal X fire damage to all body parts, 20% chance to burn</text:span><text:span text:style-name="T6"/></text:p>
      <text:p text:style-name="P4" loext:marker-style-name="T6"><text:span text:style-name="T6">Lvl4: Deal X fire damage to all body parts, 30% chance to burn</text:span><text:span text:style-name="T6"/></text:p>
      <text:p text:style-name="P4" loext:marker-style-name="T6"><text:span text:style-name="T6">Lvl5: Deal X fire damage to all body parts, 40% chance to burn</text:span><text:span text:style-name="T6"/></text:p>
      <text:p text:style-name="P9" loext:marker-style-name="T6"/>
      <text:p text:style-name="P4" loext:marker-style-name="T6"><text:span text:style-name="T6">Holy fire </text:span><text:span text:style-name="T2">(divine)</text:span><text:span text:style-name="T6">:</text:span></text:p>
      <text:p text:style-name="P4" loext:marker-style-name="T6"><text:span text:style-name="T6">Lvl1: Deal X fire damage, removes afflictions, dealing 10% extra for each one</text:span><text:span text:style-name="T6"/></text:p>
      <text:p text:style-name="P4" loext:marker-style-name="T6"><text:span text:style-name="T6">Lvl2: Deal X fire damage, removes afflictions, dealing 12% extra for each one</text:span><text:span text:style-name="T6"/></text:p>
      <text:p text:style-name="P4" loext:marker-style-name="T6"><text:span text:style-name="T6">Lvl3: Deal X fire damage, removes afflictions, dealing 15% extra for each one</text:span><text:span text:style-name="T6"/></text:p>
      <text:p text:style-name="P4" loext:marker-style-name="T6"><text:span text:style-name="T6">Lvl4: Deal X fire damage, removes afflictions, dealing 18% extra for each one</text:span><text:span text:style-name="T6"/></text:p>
      <text:p text:style-name="P4" loext:marker-style-name="T6"><text:span text:style-name="T6">Lvl5: Deal X fire damage, removes afflictions, dealing 20% extra for each one</text:span><text:span text:style-name="T6"/></text:p>
      <text:p text:style-name="P9" loext:marker-style-name="T6"/>
      <text:p text:style-name="P9" loext:marker-style-name="T6"/>
      <text:p text:style-name="P4" loext:marker-style-name="T2"><text:span text:style-name="T6">Boil Blood (</text:span><text:span text:style-name="T2">demonic)</text:span></text:p>
      <text:p text:style-name="P4" loext:marker-style-name="T6"><text:span text:style-name="T6">Lvl1: Deal X fire damage, 10% extra for each wounded body part on target</text:span><text:span text:style-name="T6"/></text:p>
      <text:p text:style-name="P4" loext:marker-style-name="T6"><text:span text:style-name="T6">Lvl2: Deal X fire damage, 10% extra for each wounded body part on target</text:span><text:span text:style-name="T6"/></text:p>
      <text:p text:style-name="P4" loext:marker-style-name="T6"><text:span text:style-name="T6">Lvl3: Deal X fire damage, 15% extra for each wounded body part on target</text:span><text:span text:style-name="T6"/></text:p>
      <text:p text:style-name="P4" loext:marker-style-name="T6"><text:span text:style-name="T6">Lvl4: Deal X fire damage, 20% extra for each wounded body part on target</text:span><text:span text:style-name="T6"/></text:p>
      <text:p text:style-name="P4" loext:marker-style-name="T6"><text:span text:style-name="T6">Lvl5: Deal X fire damage, 25% extra for each wounded body part on target</text:span><text:span text:style-name="T6"/></text:p>
      <text:p text:style-name="P9" loext:marker-style-name="T6"/>
      <text:p text:style-name="P9" loext:marker-style-name="T6"/>
      <text:p text:style-name="P4" loext:marker-style-name="T2"><text:span text:style-name="T6">Blackfire (</text:span><text:span text:style-name="T2">Eldritch)</text:span></text:p>
      <text:p text:style-name="P4" loext:marker-style-name="T6"><text:span text:style-name="T6">Lvl1: Deal X fire damage, has a 30% to chill</text:span><text:span text:style-name="T6"/></text:p>
      <text:p text:style-name="P4" loext:marker-style-name="T6"><text:span text:style-name="T6">Lvl2: Deal X fire damage, has a 40% to chill</text:span><text:span text:style-name="T6"/></text:p>
      <text:p text:style-name="P4" loext:marker-style-name="T6"><text:span text:style-name="T6">Lvl3: Deal X fire damage, has a 50% to chill and a 10% to curse</text:span><text:span text:style-name="T6"/></text:p>
      <text:p text:style-name="P4" loext:marker-style-name="T6"><text:span text:style-name="T6">Lvl4: Deal X fire damage, has a 50% to chill and a 20% to curse</text:span><text:span text:style-name="T6"/></text:p>
      <text:p text:style-name="P4" loext:marker-style-name="T6"><text:span text:style-name="T6">Lvl5: Deal X fire damage, has a 50% to chill and a 30% to curse</text:span><text:span text:style-name="T6"/></text:p>
      <text:p text:style-name="P9" loext:marker-style-name="T6"/>
      <text:p text:style-name="P9" loext:marker-style-name="T6"/>
      <text:p text:style-name="P4" loext:marker-style-name="T6"><text:span text:style-name="T1">Fire Rituals</text:span><text:span text:style-name="T6">:<text:line-break/><text:line-break/>Create Bonfire (</text:span><text:span text:style-name="T2">nature)</text:span><text:span text:style-name="T6">:<text:line-break/>Lvl1: Create a bonfire that lasts for 4 hours. Mishap: Take fire damage<text:line-break/>Lvl2: Create a bonfire that lasts for 6 hours. Mishap: Take fire damage<text:line-break/>Lvl3: Create a bonfire that lasts for 8 hours. Cooking rotten food removes the rot. <text:s/>Mishap: Take fire damage<text:line-break/></text:span><text:soft-page-break/><text:span text:style-name="T6">Lvl4: Create a bonfire that lasts for 10 hours. <text:s/>Cooking rotten food removes the rot. <text:s/>Mishap: Take fire damage<text:line-break/>Lvl5: Create a bonfire that lasts for 12 hours. <text:s/>Cooking rotten food removes the rot. <text:s/>Mishap: Take fire damage<text:line-break/><text:line-break/>Fire Wall (</text:span><text:span text:style-name="T2">arcane)</text:span><text:span text:style-name="T6">:<text:line-break/>Lvl1: Surround your camp with a wall of fire, causing ambushing enemies to take X fire damage during the first round of combat. Mishap: Take fire damage<text:line-break/>Lvl2: Surround your camp with a wall of fire, causing ambushing enemies to take X fire damage during the first round of combat. Mishap: Take fire damage<text:line-break/>Lvl3: Surround your camp with a wall of fire, causing ambushing enemies to take X fire damage and have a 30% chance to be burned during the first round of combat. Mishap: Take fire damage<text:line-break/>Lvl4: Surround your camp with a wall of fire, causing ambushing enemies to take X fire damage and have a 45% chance to be burned during the first round of combat. Mishap: Take fire damage<text:line-break/>Lvl5: Surround your camp with a wall of fire, causing ambushing enemies to take X fire damage and have a 60% chance to be burned during the first round of combat. Mishap: Take fire damage<text:line-break/><text:line-break/>Aura of Incineration (</text:span><text:span text:style-name="T2">divine)</text:span><text:span text:style-name="T6">:<text:line-break/>Lvl1: At the end of your turn, deal X fire damage to enemies. Only one aura can be active at a time. Lasts until next rest. Mishap: Take fire damage<text:line-break/>Lvl1: At the end of your turn, deal X fire damage to enemies. Only one aura can be active at a time. Lasts until next rest Mishap: Take fire damage<text:line-break/>Lvl1: At the end of your turn, deal X fire damage to enemies with a 10% chance to burn. Only one aura can be active at a time. Lasts until next rest Mishap: Take fire damage<text:line-break/>Lvl1: At the end of your turn, deal X fire damage to enemies with a 15% chance to burn. Only one aura can be active at a time. Lasts until next rest Mishap: Take fire damage<text:line-break/>Lvl1: At the end of your turn, deal X fire damage to enemies with a 20% chance to burn. Only one aura can be active at a time. Lasts until next rest Mishap: Take fire damage<text:line-break/><text:line-break/><text:line-break/><text:line-break/>Volcanic Glyph (</text:span><text:span text:style-name="T2">arcane)</text:span><text:span text:style-name="T6">:<text:line-break/>Lvl1: Inscribe a weapon with fire magic, causing your attacks and skills with it to deal an additional 10% damage as fire and granting it +1 maximum damage. Only one glyph can be active per weapon at a time. Lasts until the next rest. Mishap: Destroy weapon<text:line-break/>Lvl2: Inscribe a weapon with fire magic, causing your attacks and skills with it to deal an additional 15% damage as fire and granting it +1 maximum damage. Only one glyph can be active per weapon at a time. Lasts until the next rest. Mishap: Destroy weapon<text:line-break/>Lvl3: Inscribe a weapon with fire magic, causing your attacks and skills with it to deal an additional 20% damage as fire and granting it +2 maximum damage. Only one glyph can be active per weapon at a time. Lasts until the next rest. Mishap: Destroy weapon</text:span></text:p>
      <text:p text:style-name="P4" loext:marker-style-name="T6"><text:span text:style-name="T6">Lvl4: Inscribe a weapon with fire magic, causing your attacks and skills with it to deal an additional 25% damage as fire and granting it +3 maximum damage. Only one glyph can be active per weapon at a time. Lasts until the next rest. Mishap: Destroy weapon</text:span><text:span text:style-name="T6"/></text:p>
      <text:p text:style-name="P4" loext:marker-style-name="T6"><text:span text:style-name="T6">Lvl5: Inscribe a weapon with fire magic, causing your attacks and skills with it to deal an additional 30% damage as fire and granting it +4 maximum damage. Only one glyph can be active per weapon at a time. Lasts until the next rest. Mishap: Destroy weapon</text:span><text:span text:style-name="T6"/></text:p>
      <text:p text:style-name="P4" loext:marker-style-name="T6"><text:span text:style-name="T6"><text:line-break/>Molten Aegis (</text:span><text:span text:style-name="T2">arcane)</text:span><text:span text:style-name="T6">:<text:line-break/></text:span><text:soft-page-break/><text:span text:style-name="T6">Lvl1: Cover yourself with burning coals, reducing all incoming damage by 1 and granting you X fire thorns. Only one aegis can be active at a time. Lasts until the next rest. Mishap: Reduce fire resistance<text:line-break/>Lvl2: Cover yourself with burning coals, reducing all incoming damage by 1 and granting you X fire thorns. Only one aegis can be active at a time. Lasts until the next rest. Mishap: Reduce fire resistance<text:line-break/>Lvl3: Cover yourself with burning coals, reducing all incoming damage by 2 and granting you X fire thorns. Only one aegis can be active at a time. Lasts until the next rest. Mishap: Reduce fire resistance<text:line-break/>Lvl4: Cover yourself with burning coals, reducing all incoming damage by 3 and granting you X fire thorns. Only one aegis can be active at a time. Lasts until the next rest. Mishap: Reduce fire resistance<text:line-break/>Lvl5: Cover yourself with burning coals, reducing all incoming damage by 4 and granting you X fire thorns. Only one aegis can be active at a time. Lasts until the next rest. Mishap: Reduce fire resistance<text:line-break/><text:line-break/>Archdemon Form </text:span><text:span text:style-name="T2">(switches body parts to a new set) (eldritch)</text:span><text:span text:style-name="T6">:<text:line-break/>Lvl1: Does nothing. Mishap: Summon hostile demon<text:line-break/>Lvl2: Does nothing. Mishap: Summon hostile demon<text:line-break/>Lvl3: Transform yourself into an Archdemon. Only one form can be active at a time. Mishap: Summon hostile demon<text:line-break/>Lvl4: Transform yourself into an Archdemon. Only one form can be active at a time. 5% of permanent changes. Mishap: Summon hostile demon<text:line-break/>Lvl5: Transform yourself into an Archdemon. Only one form can be active at a time. 10% of permanent changes. Mishap: Summon hostile demon<text:line-break/></text:span></text:p>
      <text:p text:style-name="P10" loext:marker-style-name="T6">Hellish Might (<text:span text:style-name="T11">infernal)<text:line-break/></text:span><text:span text:style-name="T12">Lvl1: Does nothing. Misshap: Permanently reduce one random stat.</text:span></text:p>
      <text:p text:style-name="P10" loext:marker-style-name="T6"><text:span text:style-name="T12">Lvl2: Does nothing. Misshap: Permanently reduce one random stat.<text:line-break/>Lvl3: Permanently gain 1 strenght (up to 18). Misshap: Permanently reduce one random stat.<text:line-break/>Lvl4: Permanently gain 1 strenght (up to 20) Misshap: Permanently reduce one random stat.<text:line-break/>Lvl5: Permanently gain 1 strenght (up to 22) Misshap: Permanently reduce one random stat.</text:span></text:p>
      <text:p text:style-name="P4" loext:marker-style-name="T6"><text:span text:style-name="T1"/></text:p>
      <text:p text:style-name="P4" loext:marker-style-name="T6"><text:span text:style-name="T1"/></text:p>
      <text:p text:style-name="P4" loext:marker-style-name="T6"><text:span text:style-name="T1">Cold spells</text:span><text:span text:style-name="T6">:<text:line-break/><text:line-break/>Freezing Ray (</text:span><text:span text:style-name="T2">Arcane</text:span><text:span text:style-name="T6">):<text:line-break/>Lvl1: Deal X frost damage, 5% to paralyze targeted body part<text:line-break/>Lvl2: Deal X frost damage, 5% to paralyze targeted body part<text:line-break/>Lvl3: Deal X frost damage, 6% to paralyze targeted body part<text:line-break/>Lvl4: Deal X frost damage, 7% to paralyze targeted body part<text:line-break/>Lvl5: Deal X frost damage, 8% to paralyze targeted body part</text:span></text:p>
      <text:p text:style-name="P9" loext:marker-style-name="T6"/>
      <text:p text:style-name="P4" loext:marker-style-name="T6"><text:span text:style-name="T6">Cold Wave (</text:span><text:span text:style-name="T2">Nature):<text:line-break/></text:span><text:span text:style-name="T6">Lvl1: Deal X frost damage to all body parts<text:line-break/>Lvl2: Deal X frost damage to all body parts</text:span></text:p>
      <text:p text:style-name="P4" loext:marker-style-name="T6"><text:span text:style-name="T6">Lvl3: Deal X frost damage to all body parts, 30% chance to chill</text:span><text:span text:style-name="T6"/></text:p>
      <text:p text:style-name="P4" loext:marker-style-name="T6"><text:span text:style-name="T6">Lvl4: Deal X frost damage to all body parts, 40% chance to chill</text:span><text:span text:style-name="T6"/></text:p>
      <text:p text:style-name="P4" loext:marker-style-name="T6"><text:span text:style-name="T6">Lvl5: Deal X frost damage to all body parts, 50% chance to chill<text:line-break/></text:span><text:soft-page-break/><text:span text:style-name="T6"><text:line-break/>Frost Breath (</text:span><text:span text:style-name="T2">Divine):<text:line-break/></text:span><text:span text:style-name="T6">Lvl1: Chill enemy, deal X frost damage<text:line-break/>Lvl2: Chill enemy, deal X frost damage<text:line-break/>Lvl3: Chill enemy, deal X frost damage. Deals 100% extra if enemy is already chilled<text:line-break/>Lvl4: Chill enemy, deal X frost damage. Deals 125% extra if enemy is already chilled<text:line-break/>Lvl5: Chill enemy, deal X frost damage. Deals 150% extra if enemy is already chilled</text:span></text:p>
      <text:p text:style-name="P9" loext:marker-style-name="T6"/>
      <text:p text:style-name="P4" loext:marker-style-name="T6"><text:span text:style-name="T6">Chant of Caina (</text:span><text:span text:style-name="T2">Infernal):<text:line-break/></text:span><text:span text:style-name="T6">Lvl1: Deal X frost damage. If target is left below 5% Endurance, it dies.<text:line-break/>Lvl1: Deal X frost damage. If target is left below 5% Endurance, it dies.<text:line-break/>Lvl1: Deal X frost damage. If target is left below 6% Endurance, it dies.<text:line-break/>Lvl1: Deal X frost damage. If target is left below 7% Endurance, it dies.<text:line-break/>Lvl1: Deal X frost damage. If target is left below 8% Endurance, it dies.</text:span></text:p>
      <text:p text:style-name="P9" loext:marker-style-name="T6"/>
      <text:p text:style-name="P4" loext:marker-style-name="T6"><text:span text:style-name="T6">Drain Body Heat (</text:span><text:span text:style-name="T2">Eldritch):<text:line-break/></text:span><text:span text:style-name="T6">Lvl1: Deal X frost damage. Has a 5% chance to chill per every 10% of endurance the enemy is missing<text:line-break/>Lvl2: Deal X frost damage. Has a 6% chance to chill per every 10% of endurance the enemy is missing<text:line-break/>Lvl3: Deal X frost damage. Has a 8% chance to chill per every 9% of endurance the enemy is missing<text:line-break/>Lvl4: Deal X frost damage. Has a 9% chance to chill per every 8% of endurance the enemy is missing<text:line-break/>Lvl5: Deal X frost damage. Has a 10% chance to chill per every 8% of endurance the enemy is missing</text:span></text:p>
      <text:p text:style-name="P9" loext:marker-style-name="T6"/>
      <text:p text:style-name="P9" loext:marker-style-name="T6"/>
      <text:p text:style-name="P4" loext:marker-style-name="T6"><text:span text:style-name="T1">Cold rituals</text:span><text:span text:style-name="T6">:</text:span></text:p>
      <text:p text:style-name="P9" loext:marker-style-name="T6"/>
      <text:p text:style-name="P9" loext:marker-style-name="T6"/>
      <text:p text:style-name="P4" loext:marker-style-name="T2"><text:span text:style-name="T6">Snowy Mist (</text:span><text:span text:style-name="T2">Nature)</text:span></text:p>
      <text:p text:style-name="P4" loext:marker-style-name="T6"><text:span text:style-name="T6">Lvl1: Conceals your camp, reducing chance of ambushes. Lasts 4 hours. Misshap: Call enemy to your location<text:line-break/>Lvl2: Conceals your camp, reducing chance of ambushes Lasts 4 hours Misshap: Call enemy to your location<text:line-break/>Lvl3: Conceals your camp, reducing chance of ambushes Lasts 6 hours Misshap: Call enemy to your location<text:line-break/>Lvl4: Conceals your camp, reducing chance of ambushes Lasts 8 hours Misshap: Call enemy to your location</text:span><text:span text:style-name="T6"/></text:p>
      <text:p text:style-name="P4" loext:marker-style-name="T6"><text:span text:style-name="T6">Lvl5: Conceals your camp, reducing chance of ambushes. Lasts 10 hours Misshap: Call enemy to your location<text:line-break/><text:line-break/>Black Ice (</text:span><text:span text:style-name="T2">arcane)<text:line-break/></text:span><text:span text:style-name="T6">Lvl1: Surround your camp with jagged patches of ice, causing ambushing enemies to take X frost damage and be chilled. Misshap: Take cold damage<text:line-break/>Lvl2: Surround your camp with jagged patches of ice, causing ambushing enemies to take X frost damage and be chilled. Misshap: Take cold damage<text:line-break/>Lvl3: Surround your camp with jagged patches of ice, causing ambushing enemies to take X frost damage and be chilled. Misshap: Take cold damage<text:line-break/>Lvl4: Surround your camp with jagged patches of ice, causing ambushing enemies to take X frost </text:span><text:soft-page-break/><text:span text:style-name="T6">damage and be chilled. Misshap: Take cold damage<text:line-break/>Lvl5: Surround your camp with jagged patches of ice, causing ambushing enemies to take X frost damage and be chilled. Misshap: Take cold damage<text:line-break/></text:span></text:p>
      <text:p text:style-name="P4" loext:marker-style-name="T6"><text:span text:style-name="T6">Aura of Rime (</text:span><text:span text:style-name="T2">Divine)<text:line-break/></text:span><text:span text:style-name="T6">Lvl1: At the end of your turn, deal X frost damage to enemies. Only one aura can be active at a time. Lasts until next rest. Mishap: Take cold damage</text:span></text:p>
      <text:p text:style-name="P4" loext:marker-style-name="T6"><text:span text:style-name="T6">Lvl2: At the end of your turn, deal X frost damage to enemies. Only one aura can be active at a time. Lasts until next rest. Mishap: Take cold damage</text:span><text:span text:style-name="T6"/></text:p>
      <text:p text:style-name="P4" loext:marker-style-name="T6"><text:span text:style-name="T6">Lvl3: At the end of your turn, deal X frost damage to enemies with a 30% chance to chill. Only one aura can be active at a time. Lasts until next rest. Mishap: Take cold damage</text:span><text:span text:style-name="T2"><text:line-break/></text:span><text:span text:style-name="T6">Lvl4: At the end of your turn, deal X frost damage to enemies with a 40% chance to chill. Only one aura can be active at a time. Lasts until next rest. Mishap: Take cold damage</text:span><text:span text:style-name="T2"><text:line-break/></text:span><text:span text:style-name="T6">Lvl5: At the end of your turn, deal X frost damage to enemies with a 50% chance to chill. Only one aura can be active at a time. Lasts until next rest. Mishap: Take cold damage</text:span></text:p>
      <text:p text:style-name="P9" loext:marker-style-name="T6"/>
      <text:p text:style-name="P4" loext:marker-style-name="T6"><text:span text:style-name="T6">Glacial Glyph (</text:span><text:span text:style-name="T2">arcane)<text:line-break/></text:span><text:span text:style-name="T6">Lvl1: Inscribe a weapon with cold magic, causing your attacks and skills with it to deal an additional 10% damage as cold and granting it +2% crit chance. Only one glyph can be active per weapon at a time. Lasts until the next rest. Mishap: Destroy weapon<text:line-break/>Lvl2: Inscribe a weapon with cold magic, causing your attacks and skills with it to deal an additional 15% damage as cold and granting it +2% crit chance. Only one glyph can be active per weapon at a time. Lasts until the next rest. Mishap: Destroy weapon<text:line-break/>Lvl3: Inscribe a weapon with cold magic, causing your attacks and skills with it to deal an additional 20% damage as cold and granting it +2.5% crit chance. Only one glyph can be active per weapon at a time. Lasts until the next rest. Mishap: Destroy weapon<text:line-break/>Lvl4: Inscribe a weapon with cold magic, causing your attacks and skills with it to deal an additional 25% damage as cold and granting it +3% crit chance. Only one glyph can be active per weapon at a time. Lasts until the next rest. Mishap: Destroy weapon</text:span></text:p>
      <text:p text:style-name="P4" loext:marker-style-name="T6"><text:span text:style-name="T6">Lvl5: Inscribe a weapon with cold magic, causing your attacks and skills with it to deal an additional 30% damage as cold and granting it +3.5% crit chance. Only one glyph can be active per weapon at a time. Lasts until the next rest. Mishap: Destroy weapon</text:span><text:span text:style-name="T6"/></text:p>
      <text:p text:style-name="P9" loext:marker-style-name="T6"/>
      <text:p text:style-name="P4" loext:marker-style-name="T6"><text:span text:style-name="T6">Polar Aegis (</text:span><text:span text:style-name="T2">arcane</text:span><text:span text:style-name="T6">)</text:span></text:p>
      <text:p text:style-name="P4" loext:marker-style-name="T6"><text:span text:style-name="T6">Lvl1: Cover yourself with a layer of frost that has X hit points. 50% of all damage taken is absorbed by Polar Aegis instead . Only one aegis can be active at a time. Lasts until the next rest. Mishap: Reduce cold resistance</text:span><text:span text:style-name="T6"/></text:p>
      <text:p text:style-name="P4" loext:marker-style-name="T6"><text:span text:style-name="T6">Lvl2: Cover yourself with a layer of frost that has X hit points. 50% of all damage taken is absorbed by Polar Aegis instead . Only one aegis can be active at a time. Lasts until the next rest. Mishap: Reduce cold resistance</text:span><text:span text:style-name="T6"/></text:p>
      <text:p text:style-name="P4" loext:marker-style-name="T6"><text:span text:style-name="T6">Lvl3: Cover yourself with a layer of frost that has X hit points. 55% of all damage taken is absorbed by Polar Aegis instead . Only one aegis can be active at a time. Lasts until the next rest. Mishap: Reduce cold resistance</text:span><text:span text:style-name="T6"/></text:p>
      <text:p text:style-name="P4" loext:marker-style-name="T6"><text:span text:style-name="T6">Lvl4: Cover yourself with a layer of frost that has X hit points. 60% of all damage taken is absorbed by Polar Aegis instead . Only one aegis can be active at a time. Lasts until the next rest. Mishap: Reduce cold resistance</text:span><text:span text:style-name="T6"/></text:p>
      <text:p text:style-name="P4" loext:marker-style-name="T6"><text:span text:style-name="T6">Lvl5: Cover yourself with a layer of frost that has X hit points. 65% of all damage taken is absorbed by Polar Aegis instead . Only one aegis can be active at a time. Lasts until the next rest. Mishap: Reduce cold resistance</text:span><text:span text:style-name="T6"/></text:p>
      <text:p text:style-name="P9" loext:marker-style-name="T6"><text:soft-page-break/></text:p>
      <text:p text:style-name="P4" loext:marker-style-name="T6"><text:span text:style-name="T6">Mi-go Form </text:span><text:span text:style-name="T2">(switches body parts to a new set) (eldritch)</text:span><text:span text:style-name="T6">:<text:line-break/>Lvl1: Does nothing. Mishap: Summon hostile troglodyte<text:line-break/>Lvl2: Does nothing. Mishap: Summon hostile troglodyte<text:line-break/>Lvl3: Transform yourself into a Mi-go. Only one form can be active at a time. Mishap: Summon hostile troglodyte<text:line-break/>Lvl4: Transform yourself into a Mi-go. Only one form can be active at a time. 5% of permanent changes. Mishap: Summon hostile troglodyte<text:line-break/>Lvl5: Transform yourself into a Mi-go. Only one form can be active at a time. 10% of permanent changes. Mishap: Summon hostile troglodyte<text:line-break/></text:span></text:p>
      <text:p text:style-name="P10" loext:marker-style-name="T6">Abyssal Cunning (<text:span text:style-name="T11">infernal)<text:line-break/></text:span><text:span text:style-name="T12">Lvl1: Does nothing. Misshap: Permanently reduce one random stat.</text:span></text:p>
      <text:p text:style-name="P10" loext:marker-style-name="T6"><text:span text:style-name="T12">Lvl2: Does nothing. Misshap: Permanently reduce one random stat.<text:line-break/>Lvl3: Permanently gain 1 dex (up to 18). Misshap: Permanently reduce one random stat.<text:line-break/>Lvl4: Permanently gain 1 dex (up to 20) Misshap: Permanently reduce one random stat.<text:line-break/>Lvl5: Permanently gain 1 dex (up to 22) Misshap: Permanently reduce one random stat.</text:span></text:p>
      <text:p text:style-name="P5" loext:marker-style-name="T6"><text:span text:style-name="T1"/></text:p>
      <text:p text:style-name="P9" loext:marker-style-name="T6"/>
      <text:p text:style-name="P4" loext:marker-style-name="T2"><text:span text:style-name="T1">Lightning spells:<text:line-break/><text:line-break/></text:span><text:span text:style-name="T6">Arcing Bolt (</text:span><text:span text:style-name="T2">arcane)</text:span></text:p>
      <text:p text:style-name="P4" loext:marker-style-name="T6"><text:span text:style-name="T6">Lvl1: Deal X lightning damage<text:line-break/>Lvl2: Deal X lightning damage</text:span><text:span text:style-name="T6"/></text:p>
      <text:p text:style-name="P4" loext:marker-style-name="T6"><text:span text:style-name="T6">Lvl3: Deal X lightning damage, 15% chance to repeat on another body part for 50% damage</text:span><text:span text:style-name="T6"/></text:p>
      <text:p text:style-name="P4" loext:marker-style-name="T6"><text:span text:style-name="T6">Lvl4: Deal X lightning damage, 20% chance to repeat on another body part for 50% damage</text:span><text:span text:style-name="T6"/></text:p>
      <text:p text:style-name="P4" loext:marker-style-name="T6"><text:span text:style-name="T6">Lvl5: Deal X lightning damage, 25% chance to repeat on another body part for 50% </text:span><text:span text:style-name="T6"/></text:p>
      <text:p text:style-name="P4" loext:marker-style-name="T6"><text:span text:style-name="T6">damage</text:span><text:span text:style-name="T6"/></text:p>
      <text:p text:style-name="P9" loext:marker-style-name="T6"/>
      <text:p text:style-name="P4" loext:marker-style-name="T2"><text:span text:style-name="T6">Lightning Strike (</text:span><text:span text:style-name="T2">nature)</text:span></text:p>
      <text:p text:style-name="P4" loext:marker-style-name="T6"><text:span text:style-name="T6">Lvl1: Deal X lightning damage to all body parts, 5% chance to stun<text:line-break/>Lvl2: Deal X lightning damage to all body parts, 5% chance to stun</text:span><text:span text:style-name="T6"/></text:p>
      <text:p text:style-name="P4" loext:marker-style-name="T6"><text:span text:style-name="T6">Lvl3: Deal X lightning damage to all body parts, 6% chance to stun</text:span><text:span text:style-name="T6"/></text:p>
      <text:p text:style-name="P4" loext:marker-style-name="T6"><text:span text:style-name="T6">Lvl4: Deal X lightning damage to all body parts, 7% chance to stun</text:span><text:span text:style-name="T6"/></text:p>
      <text:p text:style-name="P4" loext:marker-style-name="T1"><text:span text:style-name="T6">Lvl5: Deal X lightning damage to all body parts, 8% chance to stun</text:span><text:span text:style-name="T1"/></text:p>
      <text:p text:style-name="P11" loext:marker-style-name="T1"/>
      <text:p text:style-name="P4" loext:marker-style-name="T2"><text:span text:style-name="T6">Sky Spear (</text:span><text:span text:style-name="T2">divine)</text:span></text:p>
      <text:p text:style-name="P4" loext:marker-style-name="T6"><text:span text:style-name="T6">Lvl1: Deal X lightning damage, 20% extra per every cast in a row<text:line-break/>Lvl2: Deal X lightning damage, 20% extra per every cast in a row</text:span><text:span text:style-name="T6"/></text:p>
      <text:p text:style-name="P4" loext:marker-style-name="T6"><text:span text:style-name="T6">Lvl3: Deal X lightning damage, 25% extra per every cast in a row</text:span><text:span text:style-name="T6"/></text:p>
      <text:p text:style-name="P4" loext:marker-style-name="T6"><text:span text:style-name="T6">Lvl4: Deal X lightning damage, 30% extra per every cast in a row</text:span><text:span text:style-name="T6"/></text:p>
      <text:p text:style-name="P4" loext:marker-style-name="T1"><text:span text:style-name="T6">Lvl5: Deal X lightning damage, 35% extra per every cast in a row</text:span><text:span text:style-name="T1"/></text:p>
      <text:p text:style-name="P11" loext:marker-style-name="T1"/>
      <text:p text:style-name="P4" loext:marker-style-name="T2"><text:span text:style-name="T6">Red Lightning (</text:span><text:span text:style-name="T2">infernal)</text:span></text:p>
      <text:p text:style-name="P4" loext:marker-style-name="T6"><text:span text:style-name="T6">Lvl1: Deal X lightning damage, 33% chance to burn<text:line-break/>Lvl2: Deal X lightning damage, 33% chance to burn</text:span><text:span text:style-name="T6"/></text:p>
      <text:p text:style-name="P4" loext:marker-style-name="T6"><text:span text:style-name="T6">Lvl3: Deal X lightning damage, 45% chance to burn</text:span><text:span text:style-name="T6"/></text:p>
      <text:p text:style-name="P4" loext:marker-style-name="T6"><text:span text:style-name="T6">Lvl4: Deal X lightning damage, 57% chance to burn</text:span><text:span text:style-name="T6"/></text:p>
      <text:p text:style-name="P4" loext:marker-style-name="T6"><text:span text:style-name="T6">Lvl5: Deal X lightning damage, 70% chance to burn</text:span><text:span text:style-name="T6"/></text:p>
      <text:p text:style-name="P9" loext:marker-style-name="T6"><text:soft-page-break/></text:p>
      <text:p text:style-name="P4" loext:marker-style-name="T2"><text:span text:style-name="T6">Ball Lightning (</text:span><text:span text:style-name="T2">eldritch)</text:span></text:p>
      <text:p text:style-name="P4" loext:marker-style-name="T6"><text:span text:style-name="T6">Lvl1: Deal X lightning damage, 10% chance to overcharge<text:line-break/>Lvl2: Deal X lightning damage, 10% chance to overcharge</text:span><text:span text:style-name="T6"/></text:p>
      <text:p text:style-name="P4" loext:marker-style-name="T6"><text:span text:style-name="T6">Lvl3: Deal X lightning damage, 15% chance to overcharge</text:span><text:span text:style-name="T6"/></text:p>
      <text:p text:style-name="P4" loext:marker-style-name="T6"><text:span text:style-name="T6">Lvl4: Deal X lightning damage, 20% chance to overcharge</text:span><text:span text:style-name="T6"/></text:p>
      <text:p text:style-name="P4" loext:marker-style-name="T6"><text:span text:style-name="T6">Lvl5: Deal X lightning damage, 25% chance to overcharge</text:span><text:span text:style-name="T6"/></text:p>
      <text:p text:style-name="P9" loext:marker-style-name="T6"/>
      <text:p text:style-name="P4" loext:marker-style-name="T1"><text:span text:style-name="T1">Lightning Rituals:</text:span><text:span text:style-name="T1"/></text:p>
      <text:p text:style-name="P11" loext:marker-style-name="T1"/>
      <text:p text:style-name="P4" loext:marker-style-name="T2"><text:span text:style-name="T6">Storm Cloud (</text:span><text:span text:style-name="T2">Nature)</text:span></text:p>
      <text:p text:style-name="P4" loext:marker-style-name="T6"><text:span text:style-name="T6">Lvl1: Creates a cloud over your camp. Whenever you cast a spell, the cloud bolts the enemy for X lightning damage. Lasts 4 hours. Misshap: Take lightning damage<text:line-break/>Lvl2: Creates a cloud over your camp. Whenever you cast a spell, the cloud bolts the enemy for X lightning damage. Lasts 4 hours. Misshap: Take lightning damage<text:line-break/>Lvl3: Creates a cloud over your camp. Whenever you cast a spell, the cloud bolts the enemy for X lightning damage. Lasts 6 hours. Misshap: Take lightning damage<text:line-break/>Lvl4: Creates a cloud over your camp. Whenever you cast a spell, the cloud bolts the enemy for X lightning damage. Lasts 8 hours. Misshap: Take lightning damage</text:span><text:span text:style-name="T6"/></text:p>
      <text:p text:style-name="P4" loext:marker-style-name="T6"><text:span text:style-name="T6">Lvl5: Creates a cloud over your camp. Whenever you cast a spell, the cloud bolts the enemy for X lightning damage. Lasts 10 hours. Misshap: Take lightning damage<text:line-break/><text:line-break/>Discharge Field (</text:span><text:span text:style-name="T2">arcane)<text:line-break/></text:span><text:span text:style-name="T6">Lvl1: Surround your camp with agitated particles, causing ambushing enemies to take X lightning damage and be overcharged. Misshap: Take lightning damage<text:line-break/>Lvl2: Surround your camp with agitated particles, causing ambushing enemies to take X lightning damage and be overcharged. Misshap: Take lightning damage<text:line-break/>Lvl3: Surround your camp with agitated particles, causing ambushing enemies to take X lightning damage and be overcharged. Misshap: Take lightning damage<text:line-break/>Lvl4: Surround your camp with agitated particles, causing ambushing enemies to take X lightning damage and be overcharged. Misshap: Take lightning damage<text:line-break/>Lvl5: Surround your camp with agitated particles, causing ambushing enemies to take X lightning damage and be overcharged. Misshap: Take lightning damage<text:line-break/></text:span></text:p>
      <text:p text:style-name="P4" loext:marker-style-name="T6"><text:span text:style-name="T6">Aura of Conductivity (</text:span><text:span text:style-name="T2">Divine)<text:line-break/></text:span><text:span text:style-name="T6">Lvl1: At the end of your turn, deal X lightning damage to enemies. Only one aura can be active at a time. Lasts until next rest. Mishap: Take lightning damage</text:span></text:p>
      <text:p text:style-name="P4" loext:marker-style-name="T6"><text:span text:style-name="T6">Lvl2: At the end of your turn, deal X lightning damage to enemies. Only one aura can be active at a time. Lasts until next rest. Mishap: Take lightning damage</text:span><text:span text:style-name="T6"/></text:p>
      <text:p text:style-name="P4" loext:marker-style-name="T6"><text:span text:style-name="T6">Lvl3: At the end of your turn, deal X lightning damage to enemies with a 15% chance to overcharge. Only one aura can be active at a time. Lasts until next rest. Mishap: Take lightning damage</text:span><text:span text:style-name="T2"><text:line-break/></text:span><text:span text:style-name="T6">Lvl4: At the end of your turn, deal X lightning damage to enemies with a 20% chance to overcharge. Only one aura can be active at a time. Lasts until next rest. Mishap: Take lightning damage</text:span><text:span text:style-name="T2"><text:line-break/></text:span><text:span text:style-name="T6">Lvl5: At the end of your turn, deal X lightning damage to enemies with a 25% chance to overcharge. Only one aura can be active at a time. Lasts until next rest. Mishap: Take lightning damage</text:span></text:p>
      <text:p text:style-name="P9" loext:marker-style-name="T6"/>
      <text:p text:style-name="P4" loext:marker-style-name="T6"><text:span text:style-name="T6">Voltaxic Glyph (</text:span><text:span text:style-name="T2">arcane)<text:line-break/></text:span><text:span text:style-name="T6">Lvl1: Inscribe a weapon with lightning magic, causing your attacks and skills with it to deal an additional 10% damage as lightning and granting it +10% crit damage. Only one glyph can be active </text:span><text:soft-page-break/><text:span text:style-name="T6">per weapon at a time. Lasts until the next rest. Mishap: Destroy weapon<text:line-break/>Lvl2: Inscribe a weapon with lightning magic, causing your attacks and skills with it to deal an additional 15% damage as lightning and granting it +10% crit damage. Only one glyph can be active per weapon at a time. Lasts until the next rest. Mishap: Destroy weapon<text:line-break/>Lvl3: Inscribe a weapon with lightning magic, causing your attacks and skills with it to deal an additional 20% damage as lightning and granting it +12% crit damage. Only one glyph can be active per weapon at a time. Lasts until the next rest. Mishap: Destroy weapon<text:line-break/>Lvl4: Inscribe a weapon with lightning magic, causing your attacks and skills with it to deal an additional 25% damage as lightning and granting it +15% crit damage. Only one glyph can be active per weapon at a time. Lasts until the next rest. Mishap: Destroy weapon</text:span></text:p>
      <text:p text:style-name="P4" loext:marker-style-name="T6"><text:span text:style-name="T6">Lvl5: Inscribe a weapon with lightning magic, causing your attacks and skills with it to deal an additional 30% damage as lightning and granting it +18% crit damage. Only one glyph can be active per weapon at a time. Lasts until the next rest. Mishap: Destroy weapon</text:span><text:span text:style-name="T6"/></text:p>
      <text:p text:style-name="P9" loext:marker-style-name="T6"/>
      <text:p text:style-name="P4" loext:marker-style-name="T6"><text:span text:style-name="T6">Storm Aegis (</text:span><text:span text:style-name="T2">arcane</text:span><text:span text:style-name="T6">)</text:span></text:p>
      <text:p text:style-name="P4" loext:marker-style-name="T6"><text:span text:style-name="T6">Lvl1: Cover yourself with crackling lightning, granting you X lightning thorns. Only one aegis can be active at a time. Lasts until the next rest. Mishap: Reduce lightning resistance</text:span><text:span text:style-name="T6"/></text:p>
      <text:p text:style-name="P4" loext:marker-style-name="T6"><text:span text:style-name="T6">Lvl2: Cover yourself with crackling lightning, granting you X lightning thorns. Only one aegis can be active at a time. Lasts until the next rest. Mishap: Reduce lightning resistance</text:span><text:span text:style-name="T6"/></text:p>
      <text:p text:style-name="P4" loext:marker-style-name="T6"><text:span text:style-name="T6">Lvl3: Cover yourself with crackling lightning, granting you X lightning thorns, with a 5% chance to paralyze the attacking limb. Only one aegis can be active at a time. Lasts until the next rest. Mishap: Reduce lightning resistance</text:span><text:span text:style-name="T6"/></text:p>
      <text:p text:style-name="P4" loext:marker-style-name="T6"><text:span text:style-name="T6">Lvl4: Cover yourself with crackling lightning, granting you X lightning thorns, with a 8% chance to paralyze the attacking limb. Only one aegis can be active at a time. Lasts until the next rest. Mishap: Reduce lightning resistance</text:span><text:span text:style-name="T6"/></text:p>
      <text:p text:style-name="P4" loext:marker-style-name="T6"><text:span text:style-name="T6">Lvl5: Cover yourself with crackling lightning, granting you X lightning thorns, with a 10% chance to paralyze the attacking limb. Only one aegis can be active at a time. Lasts until the next rest. Mishap: Reduce lightning resistance</text:span><text:span text:style-name="T6"/></text:p>
      <text:p text:style-name="P9" loext:marker-style-name="T6"/>
      <text:p text:style-name="P4" loext:marker-style-name="T6"><text:span text:style-name="T6">Impundulu Form </text:span><text:span text:style-name="T2">(switches body parts to a new set) (eldritch)</text:span><text:span text:style-name="T6">:<text:line-break/>Lvl1: Does nothing. Mishap: Summon hostile elemental<text:line-break/>Lvl2: Does nothing. Mishap: Summon hostile elemental<text:line-break/>Lvl3: Transform yourself into a Impundulu. Only one form can be active at a time. Mishap: Summon hostile elemental<text:line-break/>Lvl4: Transform yourself into a Impundulu Only one form can be active at a time. 5% of permanent changes. Mishap: Summon hostile elemental<text:line-break/>Lvl5: Transform yourself into a Impundulu.Only one form can be active at a time. 10% of permanent changes. Mishap: Summon hostile elemental<text:line-break/></text:span></text:p>
      <text:p text:style-name="P10" loext:marker-style-name="T6">Defy the Heavens (<text:span text:style-name="T11">infernal)<text:line-break/></text:span><text:span text:style-name="T12">Lvl1: Does nothing. Misshap: Permanently reduce one random stat.</text:span></text:p>
      <text:p text:style-name="P10" loext:marker-style-name="T6"><text:span text:style-name="T12">Lvl2: Does nothing. Misshap: Permanently reduce one random stat.<text:line-break/>Lvl3: Permanently gain 1 faith (up to 18). Misshap: Permanently reduce one random stat.<text:line-break/>Lvl4: Permanently gain 1 faith (up to 20) Misshap: Permanently reduce one random stat.<text:line-break/>Lvl5: Permanently gain 1 faith (up to 22) Misshap: Permanently reduce one random stat.</text:span></text:p>
      <text:p text:style-name="P5" loext:marker-style-name="T6"><text:span text:style-name="T1"/></text:p>
      <text:p text:style-name="P11" loext:marker-style-name="T1"/>
      <text:p text:style-name="P4" loext:marker-style-name="T6"><text:span text:style-name="T1">Necromancy spells:</text:span><text:span text:style-name="T1"/></text:p>
      <text:p text:style-name="P9" loext:marker-style-name="T6"/>
      <text:p text:style-name="P4" loext:marker-style-name="T6"><text:soft-page-break/><text:span text:style-name="T6">Bone Knife (</text:span><text:span text:style-name="T2">arcane)</text:span></text:p>
      <text:p text:style-name="P4" loext:marker-style-name="T6"><text:span text:style-name="T6">Lvl1: Deal X damage<text:line-break/>Lvl2: Deal X damage</text:span><text:span text:style-name="T6"/></text:p>
      <text:p text:style-name="P4" loext:marker-style-name="T6"><text:span text:style-name="T6">Lvl3: Deal X damage, 20% chance to bleed for 12% of damage over 3 turns</text:span><text:span text:style-name="T6"/></text:p>
      <text:p text:style-name="P4" loext:marker-style-name="T6"><text:span text:style-name="T6">Lvl4: Deal X damage, 30% chance to bleed for 12% of damage over 3 turns</text:span><text:span text:style-name="T6"/></text:p>
      <text:p text:style-name="P4" loext:marker-style-name="T6"><text:span text:style-name="T6">Lvl5: Deal X damage, 40% chance to bleed for 12% of damage over 3 turns</text:span><text:span text:style-name="T6"/></text:p>
      <text:p text:style-name="P9" loext:marker-style-name="T6"/>
      <text:p text:style-name="P4" loext:marker-style-name="T6"><text:span text:style-name="T6">Drain Blood (</text:span><text:span text:style-name="T2">Infernal)</text:span></text:p>
      <text:p text:style-name="P4" loext:marker-style-name="T6"><text:span text:style-name="T6">Lvl1: Deal X damage and recover 10% of damage dealt as endurance<text:line-break/>Lvl2: Deal X damage and recover 10% of damage dealt as endurance</text:span><text:span text:style-name="T6"/></text:p>
      <text:p text:style-name="P4" loext:marker-style-name="T6"><text:span text:style-name="T6">Lvl3: Deal X damage and recover 15% of damage dealt as endurance</text:span><text:span text:style-name="T6"/></text:p>
      <text:p text:style-name="P4" loext:marker-style-name="T6"><text:span text:style-name="T6">Lvl4: Deal X damage and recover 20% of damage dealt as endurance</text:span><text:span text:style-name="T6"/></text:p>
      <text:p text:style-name="P4" loext:marker-style-name="T6"><text:span text:style-name="T6">Lvl5: Deal X damage and recover 25% of damage dealt as endurance</text:span><text:span text:style-name="T6"/></text:p>
      <text:p text:style-name="P9" loext:marker-style-name="T6"/>
      <text:p text:style-name="P4" loext:marker-style-name="T1"><text:span text:style-name="T6">Ghostly Touch (</text:span><text:span text:style-name="T2">eldritch)</text:span></text:p>
      <text:p text:style-name="P4" loext:marker-style-name="T6"><text:span text:style-name="T6">Lvl1: Deal X magic damage with 10% to curse<text:line-break/>Lvl2: Deal X magic damage with 10% to curse</text:span><text:span text:style-name="T6"/></text:p>
      <text:p text:style-name="P4" loext:marker-style-name="T6"><text:span text:style-name="T6">Lvl3: Deal X magic damage with 15% to curse</text:span><text:span text:style-name="T6"/></text:p>
      <text:p text:style-name="P4" loext:marker-style-name="T6"><text:span text:style-name="T6">Lvl4: Deal X magic damage with 20% to curse</text:span><text:span text:style-name="T6"/></text:p>
      <text:p text:style-name="P4" loext:marker-style-name="T6"><text:span text:style-name="T6">Lvl5: Deal X magic damage with 25% to curse</text:span><text:span text:style-name="T6"/></text:p>
      <text:p text:style-name="P11" loext:marker-style-name="T1"/>
      <text:p text:style-name="P4" loext:marker-style-name="T1"><text:span text:style-name="T1">Necromancy rituals:</text:span><text:span text:style-name="T1"/></text:p>
      <text:p text:style-name="P11" loext:marker-style-name="T1"/>
      <text:p text:style-name="P4" loext:marker-style-name="T1"><text:span text:style-name="T6">Unhallowed Ground (</text:span><text:span text:style-name="T2">Infernal</text:span><text:span text:style-name="T6">)</text:span></text:p>
      <text:p text:style-name="P4" loext:marker-style-name="T6"><text:span text:style-name="T6">Lvl1: Corrupts the ground around your camp. Whenever a creature reaches 4% endurance, it dies. Misshap: Take damage<text:line-break/>Lvl2: Corrupts the ground around your camp. Whenever a creature reaches 6% endurance, it dies. Misshap: Take damage<text:line-break/>Lvl3: Corrupts the ground around your camp. Whenever an enemy reaches 8% or you reach 4% endurance, it dies. Misshap: Take damage<text:line-break/>Lvl4: Corrupts the ground around your camp. Whenever an enemy reaches 10% or you reach 3% endurance, it dies. Misshap: Take damage</text:span><text:span text:style-name="T6"/></text:p>
      <text:p text:style-name="P4" loext:marker-style-name="T1"><text:span text:style-name="T6">Lvl5: Corrupts the ground around your camp. Whenever an enemy reaches 12% or you reach 1% endurance, it dies. Misshap: Take damage<text:line-break/></text:span><text:span text:style-name="T1"/></text:p>
      <text:p text:style-name="P4" loext:marker-style-name="T2"><text:span text:style-name="T6">Bone Aegis (</text:span><text:span text:style-name="T2">arcane)</text:span></text:p>
      <text:p text:style-name="P4" loext:marker-style-name="T6"><text:span text:style-name="T6">Lvl1: Cover yourself with an armor of bone that has X hit points. 30% of all damage taken is absorbed by Bone Aegis instead. Whenever you kill a creature, add 5% of its Endurance to Bone Aegis. Only one aegis can be active at a time. Lasts until the next rest. Mishap: Reduce your armor</text:span><text:span text:style-name="T6"/></text:p>
      <text:p text:style-name="P4" loext:marker-style-name="T6"><text:span text:style-name="T6">Lvl2: Cover yourself with an armor of bone that has X hit points. 30% of all damage taken is absorbed by Bone Aegis instead. Whenever you kill a creature, add 8% of its Endurance to Bone Aegis. Only one aegis can be active at a time. Lasts until the next rest. Mishap: Reduce your armor</text:span><text:span text:style-name="T6"/></text:p>
      <text:p text:style-name="P4" loext:marker-style-name="T6"><text:span text:style-name="T6">Lvl3: Cover yourself with an armor of bone that has X hit points. 33% of all damage taken is absorbed by Bone Aegis instead. Whenever you kill a creature, add 10% of its Endurance to Bone Aegis. Only one aegis can be active at a time. Lasts until the next rest. Mishap: Reduce your armor</text:span><text:span text:style-name="T6"/></text:p>
      <text:p text:style-name="P4" loext:marker-style-name="T6"><text:span text:style-name="T6">Lvl4: Cover yourself with an armor of bone that has X hit points. 37% of all damage taken is absorbed by Bone Aegis instead. Whenever you kill a creature, add 12% of its Endurance to Bone Aegis. Only one aegis can be active at a time. Lasts until the next rest. Mishap: Reduce your armor</text:span><text:span text:style-name="T6"/></text:p>
      <text:p text:style-name="P4" loext:marker-style-name="T2"><text:span text:style-name="T6">Lvl5: Cover yourself with an armor of bone that has X hit points. 40% of all damage taken is absorbed </text:span><text:soft-page-break/><text:span text:style-name="T6">by Bone Aegis instead. Whenever you kill a creature, add 15% of its Endurance to Bone Aegis. Only one aegis can be active at a time. Lasts until the next rest. Mishap: Reduce your armor</text:span><text:span text:style-name="T2"/></text:p>
      <text:p text:style-name="P9" loext:marker-style-name="T6"/>
      <text:p text:style-name="P4" loext:marker-style-name="T6"><text:span text:style-name="T6">Zombie Ritual (</text:span><text:span text:style-name="T2">eldritch)</text:span></text:p>
      <text:p text:style-name="P4" loext:marker-style-name="T6"><text:span text:style-name="T6">Lvl1: Transform a ­­</text:span><text:span text:style-name="T2">necrotic</text:span><text:span text:style-name="T6"> limb into undead. Misshap: Destroy it instead.</text:span></text:p>
      <text:p text:style-name="P4" loext:marker-style-name="T6"><text:span text:style-name="T6">Lvl2: Transform a ­­</text:span><text:span text:style-name="T2">necrotic</text:span><text:span text:style-name="T6"> limb into undead. Misshap: Destroy it instead.</text:span></text:p>
      <text:p text:style-name="P4" loext:marker-style-name="T6"><text:span text:style-name="T6">Lvl3: Transform a ­­</text:span><text:span text:style-name="T2">necrotic</text:span><text:span text:style-name="T6"> limb into undead and restore 10% of its endurance. Misshap: Destroy it instead.</text:span></text:p>
      <text:p text:style-name="P4" loext:marker-style-name="T6"><text:span text:style-name="T6">Lvl4: Transform a ­­</text:span><text:span text:style-name="T2">necrotic</text:span><text:span text:style-name="T6"> limb into undead and restore 15% of its endurance. Misshap: Destroy it instead.</text:span></text:p>
      <text:p text:style-name="P4" loext:marker-style-name="T6"><text:span text:style-name="T6">Lvl5: Transform a ­­</text:span><text:span text:style-name="T2">necrotic</text:span><text:span text:style-name="T6"> limb into undead and restore 20% of its endurance. Misshap: Destroy it instead.</text:span></text:p>
      <text:p text:style-name="P9" loext:marker-style-name="T6"/>
      <text:p text:style-name="P4" loext:marker-style-name="T2"><text:span text:style-name="T6">Ghoul Form (</text:span><text:span text:style-name="T2">eldritch)</text:span></text:p>
      <text:p text:style-name="P4" loext:marker-style-name="T1"><text:span text:style-name="T6">Lvl1: Does nothing. Mishap: Summon hostile undead<text:line-break/>Lvl2: Does nothing. Mishap: Summon hostile undead<text:line-break/>Lvl3: Transform yourself into a Ghoul. Only one form can be active at a time. Mishap: Summon hostile undead<text:line-break/>Lvl4: Transform yourself into a Ghoul. Only one form can be active at a time. 5% of permanent changes. Mishap: Summon hostile undead<text:line-break/>Lvl5: Transform yourself into a Ghoul. Only one form can be active at a time. 10% of permanent changes. Mishap: Summon hostile undead<text:line-break/></text:span></text:p>
      <text:p text:style-name="P10" loext:marker-style-name="T6">Flesh Growth (<text:span text:style-name="T11">infernal)<text:line-break/></text:span><text:span text:style-name="T12">Lvl1: Does nothing. Misshap: Permanently reduce maximum endurance.</text:span></text:p>
      <text:p text:style-name="P10" loext:marker-style-name="T6"><text:span text:style-name="T12">Lvl2: Does nothing. Misshap: Permanently reduce maximum endurance.<text:line-break/>Lvl3: Permanently gain 2 maximum endurance (up to 110). Misshap: Permanently reduce maximum endurance.<text:line-break/>Lvl4: Permanently gain 3 maximum endurance (up to 120) Misshap: Permanently reduce maximum endurance.<text:line-break/>Lvl5: Permanently gain 4 max endurance (up to 130) Misshap: Permanently reduce maximum endurance.</text:span></text:p>
      <text:p text:style-name="P5" loext:marker-style-name="T6"><text:span text:style-name="T1"/></text:p>
      <text:p text:style-name="P2">Healing <text:span text:style-name="T15">spells</text:span>:</text:p>
      <text:p text:style-name="P3"/>
      <text:p text:style-name="P12">Cure Wounds (<text:span text:style-name="T11">divine)</text:span></text:p>
      <text:p text:style-name="P6" loext:marker-style-name="T6"><text:span text:style-name="T6">Lvl1: </text:span><text:span text:style-name="T7">Restore X endurance</text:span><text:span text:style-name="T6"><text:line-break/>Lvl2: </text:span><text:span text:style-name="T7">Restore X endurance</text:span></text:p>
      <text:p text:style-name="P6" loext:marker-style-name="T6"><text:span text:style-name="T6">Lvl3: </text:span><text:span text:style-name="T7">Restore X endurance</text:span><text:span text:style-name="T6">, </text:span><text:span text:style-name="T7">30</text:span><text:span text:style-name="T6">% </text:span><text:span text:style-name="T7">extra if under 40% endurance</text:span></text:p>
      <text:p text:style-name="P6" loext:marker-style-name="T6"><text:span text:style-name="T6">Lvl4: </text:span><text:span text:style-name="T7">Restore X endurance</text:span><text:span text:style-name="T6">, </text:span><text:span text:style-name="T7">30</text:span><text:span text:style-name="T6">% </text:span><text:span text:style-name="T7">extra if under 45% endurance</text:span></text:p>
      <text:p text:style-name="P6" loext:marker-style-name="T6"><text:span text:style-name="T6">Lvl5: </text:span><text:span text:style-name="T7">Restore X endurance</text:span><text:span text:style-name="T6">, </text:span><text:span text:style-name="T7">30</text:span><text:span text:style-name="T6">% </text:span><text:span text:style-name="T7">extra if under 50% endurance</text:span></text:p>
      <text:p text:style-name="P3"/>
      <text:p text:style-name="P12">Restoration (<text:span text:style-name="T11">divine)</text:span></text:p>
      <text:p text:style-name="P6" loext:marker-style-name="T6"><text:span text:style-name="T6">Lvl1: </text:span><text:span text:style-name="T7">Removes 1 affliction from </text:span><text:span text:style-name="T4">Bleed, Burn, Poison or Blind</text:span><text:span text:style-name="T6"><text:line-break/>Lvl2: </text:span><text:span text:style-name="T7">Removes 2 afflictions from </text:span><text:span text:style-name="T4">Bleed, Burn, Poison or Blind</text:span></text:p>
      <text:p text:style-name="P6" loext:marker-style-name="T6"><text:span text:style-name="T6">Lvl3: </text:span><text:span text:style-name="T7">Removes 3 afflictions</text:span></text:p>
      <text:p text:style-name="P6" loext:marker-style-name="T6"><text:span text:style-name="T6">Lvl4: </text:span><text:span text:style-name="T7">Removes 4 afflictions</text:span></text:p>
      <text:p text:style-name="P6" loext:marker-style-name="T6"><text:span text:style-name="T6">Lvl5: </text:span><text:span text:style-name="T7">Removes all afflictions</text:span></text:p>
      <text:p text:style-name="P3"/>
      <text:p text:style-name="P12"><text:soft-page-break/>Regrowth (<text:span text:style-name="T11">nature)<text:line-break/></text:span><text:span text:style-name="T10">Lvl1: Restore 10% of missing endurance<text:line-break/>Lvl2: Restore 12% of missing endurance</text:span></text:p>
      <text:p text:style-name="P18"><text:span text:style-name="T6">Lvl3: </text:span><text:span text:style-name="T7">Restore 14% of missing endurance plus 2% of maximum endurance</text:span></text:p>
      <text:p text:style-name="P18"><text:span text:style-name="T6">Lvl4: </text:span><text:span text:style-name="T7">Restore 16% of missing endurance plus 3% of maximum endurance</text:span></text:p>
      <text:p text:style-name="P15"><text:span text:style-name="T6">Lvl5: Restore 18% of missing endurance plus 4% of maximum endurance</text:span></text:p>
      <text:p text:style-name="P1"><text:span text:style-name="T14"/></text:p>
      <text:p text:style-name="P12">Recreate Organs <text:s/>(<text:span text:style-name="T11">eldritch)<text:line-break/></text:span><text:span text:style-name="T10">Lvl1: Recover X endurance. Start bleeding for 75% of healed amount<text:line-break/>Lvl2: Recover X endurance. Start bleeding for 75% of healed amount</text:span></text:p>
      <text:p text:style-name="P18"><text:span text:style-name="T6">Lvl3: </text:span><text:span text:style-name="T7">Recover X endurance. Start bleeding for 75% of healed amount</text:span></text:p>
      <text:p text:style-name="P18"><text:span text:style-name="T6">Lvl4:</text:span><text:span text:style-name="T7"> Recover X endurance. Start bleeding for 70% of healed amount</text:span></text:p>
      <text:p text:style-name="P15"><text:span text:style-name="T6">Lvl5: Recover X endurance. Start bleeding for 65% of healed amount</text:span></text:p>
      <text:p text:style-name="P17"/>
      <text:p text:style-name="P14"><text:span text:style-name="T14">Healing </text:span><text:span text:style-name="T15">rituals:<text:line-break/><text:line-break/></text:span><text:span text:style-name="T13">Hallowed Ground (</text:span><text:span text:style-name="T16">divine)</text:span></text:p>
      <text:p text:style-name="P7" loext:marker-style-name="T6"><text:span text:style-name="T6">Lvl1: </text:span><text:span text:style-name="T8">Blesses</text:span><text:span text:style-name="T6"> the ground around your camp. Whenever a</text:span><text:span text:style-name="T8">n undead</text:span><text:span text:style-name="T6"> creature </text:span><text:span text:style-name="T8">enters it, it takes 15% of its max endurance as damage</text:span><text:span text:style-name="T6">. Misshap: </text:span><text:span text:style-name="T8">Summon weak undead</text:span><text:span text:style-name="T6"><text:line-break/>Lvl2: </text:span><text:span text:style-name="T8">Blesses</text:span><text:span text:style-name="T6"> the ground around your camp. Whenever a</text:span><text:span text:style-name="T8">n undead</text:span><text:span text:style-name="T6"> creature </text:span><text:span text:style-name="T8">enters it, it takes 30% of its max endurance as damage</text:span><text:span text:style-name="T6">. Misshap: </text:span><text:span text:style-name="T8">Summon weak undead</text:span><text:span text:style-name="T6"><text:line-break/>Lvl3: </text:span><text:span text:style-name="T8">Blesses</text:span><text:span text:style-name="T6"> the ground around your camp. Whenever a</text:span><text:span text:style-name="T8">n undead</text:span><text:span text:style-name="T6"> creature </text:span><text:span text:style-name="T8">enters it, it takes 45% of its max endurance as damage and is stunned</text:span><text:span text:style-name="T6">. Misshap: </text:span><text:span text:style-name="T8">Summon weak undead</text:span><text:span text:style-name="T6"><text:line-break/>Lvl4: <text:s/></text:span><text:span text:style-name="T8">Blesses</text:span><text:span text:style-name="T6"> the ground around your camp. Whenever a</text:span><text:span text:style-name="T8">n undead</text:span><text:span text:style-name="T6"> creature </text:span><text:span text:style-name="T8">enters it, it takes 60% of its max endurance as damage and is stunned</text:span><text:span text:style-name="T6">. Misshap: </text:span><text:span text:style-name="T8">Summon weak undead</text:span></text:p>
      <text:p text:style-name="P7" loext:marker-style-name="T1"><text:span text:style-name="T6">Lvl5: </text:span><text:span text:style-name="T8">Blesses</text:span><text:span text:style-name="T6"> the ground around your camp. Whenever a</text:span><text:span text:style-name="T8">n undead</text:span><text:span text:style-name="T6"> creature </text:span><text:span text:style-name="T8">enters it, it dies</text:span><text:span text:style-name="T6">. Misshap: </text:span><text:span text:style-name="T8">Summon weak undead</text:span><text:span text:style-name="T6"><text:line-break/></text:span></text:p>
      <text:p text:style-name="P19" loext:marker-style-name="T1"><text:span text:style-name="T6">Regenarate (</text:span><text:span text:style-name="T3">divine)</text:span></text:p>
      <text:p text:style-name="P7" loext:marker-style-name="T6"><text:span text:style-name="T6">Lvl1: </text:span><text:span text:style-name="T8">Recover 4 endurance per hour</text:span><text:span text:style-name="T6">. </text:span><text:span text:style-name="T8">Lasts 4 hours.</text:span><text:span text:style-name="T6"> Misshap: </text:span><text:span text:style-name="T8">Worsen an afflicted limb</text:span><text:span text:style-name="T6"><text:line-break/>Lvl2: </text:span><text:span text:style-name="T8">Recover 4 endurance per hour. Lasts 6 hours. Misshap: Worsen an afflicted limb</text:span><text:span text:style-name="T6"><text:line-break/>Lvl3: </text:span><text:span text:style-name="T8">Recover 5 endurance per hour. Lasts 8 hours. Misshap: Worsen an afflicted limb</text:span><text:span text:style-name="T6"><text:line-break/>Lvl4: </text:span><text:span text:style-name="T8">Recover 6 endurance per hour. Lasts 8 hours. Misshap: Worsen an afflicted limb</text:span></text:p>
      <text:p text:style-name="P7" loext:marker-style-name="T1"><text:span text:style-name="T6">Lvl5:</text:span><text:span text:style-name="T8"> Recover 7 endurance per hour. Lasts 8 hours. Misshap: Worsen an afflicted limb</text:span></text:p>
      <text:p text:style-name="P7" loext:marker-style-name="T1"><text:span text:style-name="T8"/></text:p>
      <text:p text:style-name="P19" loext:marker-style-name="T1"><text:span text:style-name="T8">S</text:span><text:span text:style-name="T6">afe Refuge (</text:span><text:span text:style-name="T3">nature)</text:span></text:p>
      <text:p text:style-name="P7" loext:marker-style-name="T6"><text:span text:style-name="T6">Lvl1: </text:span><text:span text:style-name="T8">Resting is 20% more effective.</text:span><text:span text:style-name="T6"> Misshap: </text:span><text:span text:style-name="T8">Resting is 10% less effective</text:span><text:span text:style-name="T6"><text:line-break/>Lvl2: </text:span><text:span text:style-name="T8">Resting is 25% more effective. Misshap: Resting is 10% less effective</text:span><text:span text:style-name="T6"><text:line-break/>Lvl3: </text:span><text:span text:style-name="T8">Resting is 30% more effective and body parts can’t worsen. Misshap: Resting is 10% less effective</text:span><text:span text:style-name="T6"><text:line-break/>Lvl4:</text:span><text:span text:style-name="T8"> Resting is 35% more effective and body parts can’t worsen. Misshap: Resting is 10% less effective</text:span></text:p>
      <text:p text:style-name="P7" loext:marker-style-name="T1"><text:span text:style-name="T6">Lvl5:</text:span><text:span text:style-name="T8"> Resting is 40% more effective and body parts can’t worsen. Misshap: Resting is 10% less effective</text:span></text:p>
      <text:p text:style-name="P7" loext:marker-style-name="T1"><text:span text:style-name="T8"/></text:p>
      <text:p text:style-name="P20" loext:marker-style-name="T1"><text:span text:style-name="T8">R</text:span><text:span text:style-name="T6">ecreate Limbs (</text:span><text:span text:style-name="T3">eldritch)</text:span></text:p>
      <text:p text:style-name="P8" loext:marker-style-name="T6"><text:span text:style-name="T6">Lvl1: </text:span><text:span text:style-name="T9">Nothing happens</text:span><text:span text:style-name="T8">.</text:span><text:span text:style-name="T6"> Misshap: </text:span><text:span text:style-name="T9">Recover a destroyed limb as a </text:span><text:span text:style-name="T5">misshapen one</text:span><text:span text:style-name="T6"><text:line-break/>Lvl2: </text:span><text:span text:style-name="T9">Nothing happens</text:span><text:span text:style-name="T8">. Misshap: </text:span><text:span text:style-name="T9">Recover a destroyed limb as a </text:span><text:span text:style-name="T5">misshapen one</text:span><text:span text:style-name="T6"><text:line-break/>Lvl3: </text:span><text:span text:style-name="T9">Recover a destroyed limb.</text:span><text:span text:style-name="T8"> Misshap: </text:span><text:span text:style-name="T9">Recover a destroyed limb as a </text:span><text:span text:style-name="T5">misshapen one</text:span><text:span text:style-name="T6"><text:line-break/></text:span><text:soft-page-break/><text:span text:style-name="T6">Lvl4:</text:span><text:span text:style-name="T8"> </text:span><text:span text:style-name="T9">Recover up to 2 destroyed limbs.</text:span><text:span text:style-name="T8"> Misshap: </text:span><text:span text:style-name="T9">Recover a destroyed limb as a </text:span><text:span text:style-name="T5">misshapen one</text:span></text:p>
      <text:p text:style-name="P8" loext:marker-style-name="T1"><text:span text:style-name="T8">Lvl5: </text:span><text:span text:style-name="T9">Recover all destroyed limbs.</text:span><text:span text:style-name="T8"> Misshap: </text:span><text:span text:style-name="T9">Recover a destroyed limb as a </text:span><text:span text:style-name="T5">misshapen one</text:span></text:p>
      <text:p text:style-name="P8" loext:marker-style-name="T1"><text:span text:style-name="T8"/></text:p>
      <text:p text:style-name="P1"><text:span text:style-name="T14">Illusion:<text:line-break/><text:line-break/>Transmutation: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" svg:font-family="A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7T19:49:07.542000000</dc:date>
    <meta:editing-duration>PT12M51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12" meta:paragraph-count="174" meta:word-count="5292" meta:character-count="30159" meta:non-whitespace-character-count="25018"/>
  </office:meta>
</office:document-meta>
</file>